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・・・・・・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あー・・・姫・・・」</text:p>
          </table:table-cell>
          <table:table-cell table:number-columns-repeated="1023"/>
        </table:table-row>
        <table:table-row>
          <table:table-cell table:style-name="ce0" office:value-type="string">
            <text:p>（びくっ）な、な、なんじゃ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と・・・つかぬことをお聞きしますが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の・・・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おしりを拭く紙は・・・お持ちでしたか？」</text:p>
          </table:table-cell>
          <table:table-cell table:number-columns-repeated="1023"/>
        </table:table-row>
        <table:table-row>
          <table:table-cell table:style-name="ce0" office:value-type="string">
            <text:p>な！？</text:p>
          </table:table-cell>
          <table:table-cell table:number-columns-repeated="1023"/>
        </table:table-row>
        <table:table-row>
          <table:table-cell table:style-name="ce0" office:value-type="string">
            <text:p>ばばばば、ば、ばか者！！　何を勘違い
しておる！！？</text:p>
          </table:table-cell>
          <table:table-cell table:number-columns-repeated="1023"/>
        </table:table-row>
        <table:table-row>
          <table:table-cell table:style-name="ce0" office:value-type="string">
            <text:p>ワラワが出してきたのは、おし・・・
ち、ち、小さいほうじゃっ！！！！/////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2-14T19:37:16+01:00</meta:creation-date>
    <dc:date>2019-12-14T19:37:1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